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cript MT Bold" svg:font-family="'Script MT Bold'" style:font-family-generic="script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0208in" fo:margin-left="-0.125in" table:align="left" style:writing-mode="lr-tb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0.9583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1.1667in"/>
    </style:style>
    <style:style style:name="Table1.F" style:family="table-column">
      <style:table-column-properties style:column-width="0.6458in"/>
    </style:style>
    <style:style style:name="Table1.G" style:family="table-column">
      <style:table-column-properties style:column-width="0.770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-left="0.125in" fo:padding-right="0.125in" fo:padding-top="0in" fo:padding-bottom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middle" fo:padding-left="0.125in" fo:padding-right="0.125in" fo:padding-top="0in" fo:padding-bottom="0in" fo:border="1pt solid #000000" style:writing-mode="lr-tb"/>
    </style:style>
    <style:style style:name="Table1.G1" style:family="table-cell">
      <style:table-cell-properties style:vertical-align="middle" fo:padding-left="0.125in" fo:padding-right="0.125in" fo:padding-top="0in" fo:padding-bottom="0in" fo:border-left="none" fo:border-right="1pt solid #000000" fo:border-top="1pt solid #000000" fo:border-bottom="1pt solid #000000" style:writing-mode="lr-tb"/>
    </style:style>
    <style:style style:name="Table1.2" style:family="table-row">
      <style:table-row-properties style:min-row-height="0.25in" fo:keep-together="always"/>
    </style:style>
    <style:style style:name="Table1.A2" style:family="table-cell">
      <style:table-cell-properties style:vertical-align="top" fo:padding-left="0.125in" fo:padding-right="0.125in" fo:padding-top="0in" fo:padding-bottom="0in" fo:border-left="1pt solid #000000" fo:border-right="none" fo:border-top="1pt solid #000000" fo:border-bottom="1pt solid #000000" style:writing-mode="lr-tb"/>
    </style:style>
    <style:style style:name="Table1.F2" style:family="table-cell">
      <style:table-cell-properties style:vertical-align="top" fo:padding-left="0.125in" fo:padding-right="0.125in" fo:padding-top="0in" fo:padding-bottom="0in" fo:border="1pt solid #000000" style:writing-mode="lr-tb"/>
    </style:style>
    <style:style style:name="Table1.G2" style:family="table-cell">
      <style:table-cell-properties style:vertical-align="top" fo:padding-left="0.125in" fo:padding-right="0.125in" fo:padding-top="0in" fo:padding-bottom="0in" fo:border-left="none" fo:border-right="1pt solid #000000" fo:border-top="1pt solid #000000" fo:border-bottom="1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fo:color="#ff0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ff0000" loext:opacity="100%" style:font-name="Arial" fo:font-weight="bold" style:font-weight-asian="bold" style:font-name-complex="Arial"/>
    </style:style>
    <style:style style:name="P5" style:family="paragraph" style:parent-style-name="Standard">
      <style:paragraph-properties>
        <style:tab-stops>
          <style:tab-stop style:position="2.5in"/>
          <style:tab-stop style:position="4in"/>
          <style:tab-stop style:position="5.75in"/>
        </style:tab-stops>
      </style:paragraph-properties>
    </style:style>
    <style:style style:name="P6" style:family="paragraph" style:parent-style-name="Standard">
      <style:paragraph-properties fo:margin-top="0.111in" fo:margin-bottom="0in" style:contextual-spacing="false">
        <style:tab-stops>
          <style:tab-stop style:position="5.75in"/>
        </style:tab-stops>
      </style:paragraph-properties>
    </style:style>
    <style:style style:name="P7" style:family="paragraph" style:parent-style-name="Standard">
      <style:text-properties fo:color="#000000" loext:opacity="100%" style:font-name="Arial" fo:font-weight="bold" style:font-weight-asian="bold" style:font-name-complex="Arial"/>
    </style:style>
    <style:style style:name="P8" style:family="paragraph" style:parent-style-name="Standard"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1" style:family="paragraph" style:parent-style-name="Standard">
      <style:paragraph-properties style:punctuation-wrap="hanging" style:snap-to-layout-grid="false"/>
      <style:text-properties style:font-name="Arial" style:font-name-complex="Arial"/>
    </style:style>
    <style:style style:name="P12" style:family="paragraph" style:parent-style-name="Standard"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text-properties style:font-name="Script MT Bold" fo:font-size="18pt" fo:font-style="italic" style:font-size-asian="18pt" style:font-style-asian="italic" style:font-name-complex="Script MT Bold" style:font-size-complex="18pt"/>
    </style:style>
    <style:style style:name="P15" style:family="paragraph" style:parent-style-name="Standard">
      <style:text-properties fo:font-size="9pt" style:font-size-asian="9pt" style:font-size-complex="9pt"/>
    </style:style>
    <style:style style:name="P16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letter-kern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color="#ff0000" loext:opacity="100%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color="#0000ff" loext:opacity="100%" fo:font-size="14pt" style:font-size-asian="14pt" style:font-size-complex="14pt"/>
    </style:style>
    <style:style style:name="T6" style:family="text">
      <style:text-properties fo:color="#0000ff" loext:opacity="100%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color="#0000ff" loext:opacity="100%" fo:font-weight="bold" style:font-weight-asian="bold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Script MT Bold" fo:font-size="18pt" fo:font-style="italic" style:font-size-asian="18pt" style:font-style-asian="italic" style:font-name-complex="Script MT Bold" style:font-size-complex="18pt"/>
    </style:style>
    <style:style style:name="T12" style:family="text">
      <style:text-properties style:font-name="Script MT Bold" fo:font-style="italic" style:font-style-asian="italic" style:font-name-complex="Script MT Bold"/>
    </style:style>
    <style:style style:name="T13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-1" text:name="ColorPos"/>
        <text:user-field-decl office:value-type="string" office:string-value="-1" text:name="ColorSet"/>
        <text:user-field-decl office:value-type="string" office:string-value="-1" text:name="StylePos"/>
        <text:user-field-decl office:value-type="string" office:string-value="-1" text:name="StyleSet"/>
      </text:user-field-decls>
      <text:p text:style-name="P3">SKCC Tribune Award &amp; Endorsements Application</text:p>
      <text:p text:style-name="P1"><text:span text:style-name="T3">Version: 2009-12-10</text:span></text:p>
      <text:p text:style-name="P2"/>
      <text:p text:style-name="P5"><text:span text:style-name="T5">Name: <text:s/></text:span><text:span text:style-name="T6"><text:tab/></text:span><text:span text:style-name="T5"> <text:s/>Call: <text:s/></text:span><text:span text:style-name="T6"><text:tab/></text:span><text:span text:style-name="T5"> <text:s/>SKCC # <text:s/></text:span><text:span text:style-name="T6"><text:tab/></text:span></text:p>
      <text:p text:style-name="P6"><text:span text:style-name="T5">City &amp; State: <text:s/></text:span><text:span text:style-name="T6"><text:tab/></text:span><text:span text:style-name="T1"> </text:span></text:p>
      <text:p text:style-name="P7"/>
      <text:p text:style-name="P4">CHECK YOUR LOG CAREFULLY FOR DUPLICATE CALLSIGNS AND SKCC NUMBERS. <text:s/>THESE ARE CAUSE FOR IMMEDIATE REJECTION.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9">QSO</text:p>
            </table:table-cell>
            <table:table-cell table:style-name="Table1.A1" office:value-type="string">
              <text:p text:style-name="P9">Date MM/DD/YY</text:p>
            </table:table-cell>
            <table:table-cell table:style-name="Table1.A1" office:value-type="string">
              <text:p text:style-name="P9">Call</text:p>
            </table:table-cell>
            <table:table-cell table:style-name="Table1.A1" office:value-type="string">
              <text:p text:style-name="P9">SKCC</text:p>
            </table:table-cell>
            <table:table-cell table:style-name="Table1.A1" office:value-type="string">
              <text:p text:style-name="P9">Name</text:p>
            </table:table-cell>
            <table:table-cell table:style-name="Table1.F1" office:value-type="string">
              <text:p text:style-name="P1"><text:span text:style-name="T8">SPC*</text:span><text:span text:style-name="T8"/></text:p>
            </table:table-cell>
            <table:table-cell table:style-name="Table1.G1" office:value-type="string">
              <text:p text:style-name="P9">Band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1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1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14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16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17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18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1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2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2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2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24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2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26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27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28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2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ext:soft-page-break/>
        <table:table-row table:style-name="Table1.2">
          <table:table-cell table:style-name="Table1.A2" office:value-type="string">
            <text:p text:style-name="P10">3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3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3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3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34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3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36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37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38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3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4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4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4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4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44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4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46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47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48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4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0">5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</table:table>
      <text:p text:style-name="Standard"/>
      <text:p text:style-name="P8">*SPC: State/Province/Country</text:p>
      <text:p text:style-name="P8"/>
      <text:p text:style-name="Standard"/>
      <text:p text:style-name="P12">I certify that the above contacts were made as stated.</text:p>
      <text:p text:style-name="P14">__________________________</text:p>
      <text:p text:style-name="Standard"><text:span text:style-name="T13">Your signature ( Type in full name if filing electronically )</text:span></text:p>
      <text:p text:style-name="P14">__________________________<text:tab/></text:p>
      <text:p text:style-name="P15">Your callsign<text:tab/><text:tab/><text:tab/><text:tab/>Date</text:p>
      <text:p text:style-name="P13"/>
      <text:p text:style-name="Standard"><text:span text:style-name="T10">Submit initialaward application by email to: </text:span></text:p>
      <text:p text:style-name="Standard"><text:span text:style-name="T10">Ron Bower, AC2C, eMail address: </text:span><text:span text:style-name="T9">AC2C@SKCCgroup.com</text:span><text:span text:style-name="T10"> <text:s text:c="2"/></text:span></text:p>
      <text:p text:style-name="P13">Tribune Award Administrator</text:p>
      <text:p text:style-name="P13"/>
      <text:p text:style-name="P13">Submit additional award applications by email to:</text:p>
      <text:p text:style-name="P13">Tx2Manager@SKCCgroup.com</text:p>
      <text:p text:style-name="P13">Asst. Tribune Award Administrator</text:p>
      <text:p text:style-name="P12"/>
      <text:p text:style-name="P12">Please do not use US Mail without first contacting AC2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cript MT Bold" svg:font-family="'Script MT Bold'" style:font-family-generic="script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letter-kerning="false"/>
    </style:style>
    <style:page-layout style:name="Mpm1">
      <style:page-layout-properties fo:page-width="8.5in" fo:page-height="11in" style:num-format="1" style:print-orientation="portrait" fo:margin-top="0.5in" fo:margin-bottom="0.6in" fo:margin-left="1.25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in" fo:margin-bottom="0.061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KCC Centurion Award Application</dc:title>
    <dc:subject/>
    <meta:keyword/>
    <dc:description/>
    <meta:initial-creator>gordon</meta:initial-creator>
    <meta:creation-date>2008-10-01T07:06:00</meta:creation-date>
    <dc:creator>Ron Bower</dc:creator>
    <dc:date>2023-01-26T15:55:00</dc:date>
    <meta:editing-cycles>4</meta:editing-cycles>
    <meta:editing-duration>PT3M</meta:editing-duration>
    <meta:document-statistic meta:table-count="1" meta:image-count="0" meta:object-count="0" meta:page-count="2" meta:paragraph-count="75" meta:word-count="154" meta:character-count="849" meta:non-whitespace-character-count="746"/>
    <meta:generator>LibreOffice/24.2.7.2$Linux_X86_64 LibreOffice_project/420$Build-2</meta:generator>
  </office:meta>
</office:document-meta>
</file>